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4.646cm"/>
    </style:style>
    <style:style style:name="co3" style:family="table-column">
      <style:table-column-properties fo:break-before="auto" style:column-width="2.25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1012" table:default-cell-style-name="ce1"/>
        <table:table-row table:style-name="ro1">
          <table:table-cell office:value-type="string" calcext:value-type="string">
            <text:p>FI-LABEL</text:p>
          </table:table-cell>
          <table:table-cell office:value-type="string" calcext:value-type="string">
            <text:p>Accessories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-SP-500</text:p>
          </table:table-cell>
          <table:table-cell office:value-type="string" calcext:value-type="string">
            <text:p>Accessories</text:p>
          </table:table-cell>
          <table:table-cell table:formula="of:=[.C1]+10" office:value-type="float" office:value="110" calcext:value-type="float">
            <text:p>1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BWASH</text:p>
          </table:table-cell>
          <table:table-cell office:value-type="string" calcext:value-type="string">
            <text:p>Bundles and Kits</text:p>
          </table:table-cell>
          <table:table-cell table:formula="of:=[.C2]+10"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DWASH</text:p>
          </table:table-cell>
          <table:table-cell office:value-type="string" calcext:value-type="string">
            <text:p>Bundles and Kits</text:p>
          </table:table-cell>
          <table:table-cell table:formula="of:=[.C3]+10" office:value-type="float" office:value="130" calcext:value-type="float">
            <text:p>1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INTCLN</text:p>
          </table:table-cell>
          <table:table-cell office:value-type="string" calcext:value-type="string">
            <text:p>Bundles and Kits</text:p>
          </table:table-cell>
          <table:table-cell table:formula="of:=[.C4]+10" office:value-type="float" office:value="140" calcext:value-type="float">
            <text:p>1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LEATHER</text:p>
          </table:table-cell>
          <table:table-cell office:value-type="string" calcext:value-type="string">
            <text:p>Bundles and Kits</text:p>
          </table:table-cell>
          <table:table-cell table:formula="of:=[.C5]+10"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DELINT</text:p>
          </table:table-cell>
          <table:table-cell office:value-type="string" calcext:value-type="string">
            <text:p>Bundles and Kits</text:p>
          </table:table-cell>
          <table:table-cell table:formula="of:=[.C6]+10" office:value-type="float" office:value="160" calcext:value-type="float">
            <text:p>1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BPNTPRT</text:p>
          </table:table-cell>
          <table:table-cell office:value-type="string" calcext:value-type="string">
            <text:p>Bundles and Kits</text:p>
          </table:table-cell>
          <table:table-cell table:formula="of:=[.C7]+10" office:value-type="float" office:value="170" calcext:value-type="float">
            <text:p>1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DPNTPRT</text:p>
          </table:table-cell>
          <table:table-cell office:value-type="string" calcext:value-type="string">
            <text:p>Bundles and Kits</text:p>
          </table:table-cell>
          <table:table-cell table:formula="of:=[.C8]+10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BIRD</text:p>
          </table:table-cell>
          <table:table-cell office:value-type="string" calcext:value-type="string">
            <text:p>Bundles and Kits</text:p>
          </table:table-cell>
          <table:table-cell table:formula="of:=[.C9]+10" office:value-type="float" office:value="190" calcext:value-type="float">
            <text:p>1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GLASS</text:p>
          </table:table-cell>
          <table:table-cell office:value-type="string" calcext:value-type="string">
            <text:p>Bundles and Kits</text:p>
          </table:table-cell>
          <table:table-cell table:formula="of:=[.C10]+10"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PNTCOR</text:p>
          </table:table-cell>
          <table:table-cell office:value-type="string" calcext:value-type="string">
            <text:p>Bundles and Kits</text:p>
          </table:table-cell>
          <table:table-cell table:formula="of:=[.C11]+10" office:value-type="float" office:value="210" calcext:value-type="float">
            <text:p>2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CLAY</text:p>
          </table:table-cell>
          <table:table-cell office:value-type="string" calcext:value-type="string">
            <text:p>Bundles and Kits</text:p>
          </table:table-cell>
          <table:table-cell table:formula="of:=[.C12]+10" office:value-type="float" office:value="220" calcext:value-type="float">
            <text:p>2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M-H-1</text:p>
          </table:table-cell>
          <table:table-cell office:value-type="string" calcext:value-type="string">
            <text:p>Exterior Cleaning</text:p>
          </table:table-cell>
          <table:table-cell table:formula="of:=[.C13]+10" office:value-type="float" office:value="230" calcext:value-type="float">
            <text:p>2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WDT-M</text:p>
          </table:table-cell>
          <table:table-cell office:value-type="string" calcext:value-type="string">
            <text:p>Exterior Cleaning</text:p>
          </table:table-cell>
          <table:table-cell table:formula="of:=[.C14]+10" office:value-type="float" office:value="240" calcext:value-type="float">
            <text:p>2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WDT-L</text:p>
          </table:table-cell>
          <table:table-cell office:value-type="string" calcext:value-type="string">
            <text:p>Exterior Cleaning</text:p>
          </table:table-cell>
          <table:table-cell table:formula="of:=[.C15]+10" office:value-type="float" office:value="250" calcext:value-type="float">
            <text:p>2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PBS500</text:p>
          </table:table-cell>
          <table:table-cell office:value-type="string" calcext:value-type="string">
            <text:p>Exterior Cleaning</text:p>
          </table:table-cell>
          <table:table-cell table:formula="of:=[.C16]+10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F500</text:p>
          </table:table-cell>
          <table:table-cell office:value-type="string" calcext:value-type="string">
            <text:p>Exterior Cleaning</text:p>
          </table:table-cell>
          <table:table-cell table:formula="of:=[.C17]+10"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BWASH</text:p>
          </table:table-cell>
          <table:table-cell office:value-type="string" calcext:value-type="string">
            <text:p>Exterior Cleaning</text:p>
          </table:table-cell>
          <table:table-cell table:formula="of:=[.C18]+10" office:value-type="float" office:value="280" calcext:value-type="float">
            <text:p>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DWASH</text:p>
          </table:table-cell>
          <table:table-cell office:value-type="string" calcext:value-type="string">
            <text:p>Exterior Cleaning</text:p>
          </table:table-cell>
          <table:table-cell table:formula="of:=[.C19]+10" office:value-type="float" office:value="290" calcext:value-type="float">
            <text:p>2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PBS1L</text:p>
          </table:table-cell>
          <table:table-cell office:value-type="string" calcext:value-type="string">
            <text:p>Exterior Cleaning</text:p>
          </table:table-cell>
          <table:table-cell table:formula="of:=[.C20]+10" office:value-type="float" office:value="300" calcext:value-type="float">
            <text:p>3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F1L</text:p>
          </table:table-cell>
          <table:table-cell office:value-type="string" calcext:value-type="string">
            <text:p>Exterior Cleaning</text:p>
          </table:table-cell>
          <table:table-cell table:formula="of:=[.C21]+10" office:value-type="float" office:value="310" calcext:value-type="float">
            <text:p>3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PBS5L</text:p>
          </table:table-cell>
          <table:table-cell office:value-type="string" calcext:value-type="string">
            <text:p>Exterior Cleaning</text:p>
          </table:table-cell>
          <table:table-cell table:formula="of:=[.C22]+10" office:value-type="float" office:value="320" calcext:value-type="float">
            <text:p>3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F5L</text:p>
          </table:table-cell>
          <table:table-cell office:value-type="string" calcext:value-type="string">
            <text:p>Exterior Cleaning</text:p>
          </table:table-cell>
          <table:table-cell table:formula="of:=[.C23]+10" office:value-type="float" office:value="330" calcext:value-type="float">
            <text:p>3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PBS20L</text:p>
          </table:table-cell>
          <table:table-cell office:value-type="string" calcext:value-type="string">
            <text:p>Exterior Cleaning</text:p>
          </table:table-cell>
          <table:table-cell table:formula="of:=[.C24]+10" office:value-type="float" office:value="340" calcext:value-type="float">
            <text:p>3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F20L</text:p>
          </table:table-cell>
          <table:table-cell office:value-type="string" calcext:value-type="string">
            <text:p>Exterior Cleaning</text:p>
          </table:table-cell>
          <table:table-cell table:formula="of:=[.C25]+10" office:value-type="float" office:value="350" calcext:value-type="float">
            <text:p>3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PT500</text:p>
          </table:table-cell>
          <table:table-cell office:value-type="string" calcext:value-type="string">
            <text:p>Glass</text:p>
          </table:table-cell>
          <table:table-cell table:formula="of:=[.C26]+10" office:value-type="float" office:value="360" calcext:value-type="float">
            <text:p>3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S-H</text:p>
          </table:table-cell>
          <table:table-cell office:value-type="string" calcext:value-type="string">
            <text:p>Glass</text:p>
          </table:table-cell>
          <table:table-cell table:formula="of:=[.C27]+10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GLASS</text:p>
          </table:table-cell>
          <table:table-cell office:value-type="string" calcext:value-type="string">
            <text:p>Glass</text:p>
          </table:table-cell>
          <table:table-cell table:formula="of:=[.C28]+10" office:value-type="float" office:value="380" calcext:value-type="float">
            <text:p>3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PT1L</text:p>
          </table:table-cell>
          <table:table-cell office:value-type="string" calcext:value-type="string">
            <text:p>Glass</text:p>
          </table:table-cell>
          <table:table-cell table:formula="of:=[.C29]+10" office:value-type="float" office:value="390" calcext:value-type="float">
            <text:p>3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PT5L</text:p>
          </table:table-cell>
          <table:table-cell office:value-type="string" calcext:value-type="string">
            <text:p>Glass</text:p>
          </table:table-cell>
          <table:table-cell table:formula="of:=[.C30]+10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PT20L</text:p>
          </table:table-cell>
          <table:table-cell office:value-type="string" calcext:value-type="string">
            <text:p>Glass</text:p>
          </table:table-cell>
          <table:table-cell table:formula="of:=[.C31]+10" office:value-type="float" office:value="410" calcext:value-type="float">
            <text:p>4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S1-H</text:p>
          </table:table-cell>
          <table:table-cell office:value-type="string" calcext:value-type="string">
            <text:p>Glass</text:p>
          </table:table-cell>
          <table:table-cell table:formula="of:=[.C32]+10" office:value-type="float" office:value="420" calcext:value-type="float">
            <text:p>4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S2-H</text:p>
          </table:table-cell>
          <table:table-cell office:value-type="string" calcext:value-type="string">
            <text:p>Glass</text:p>
          </table:table-cell>
          <table:table-cell table:formula="of:=[.C33]+10" office:value-type="float" office:value="430" calcext:value-type="float">
            <text:p>4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500</text:p>
          </table:table-cell>
          <table:table-cell office:value-type="string" calcext:value-type="string">
            <text:p>Interior Cleaning</text:p>
          </table:table-cell>
          <table:table-cell table:formula="of:=[.C34]+10" office:value-type="float" office:value="440" calcext:value-type="float">
            <text:p>4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NF-H</text:p>
          </table:table-cell>
          <table:table-cell office:value-type="string" calcext:value-type="string">
            <text:p>Interior Cleaning</text:p>
          </table:table-cell>
          <table:table-cell table:formula="of:=[.C35]+10" office:value-type="float" office:value="450" calcext:value-type="float">
            <text:p>4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URE500</text:p>
          </table:table-cell>
          <table:table-cell office:value-type="string" calcext:value-type="string">
            <text:p>Interior Cleaning</text:p>
          </table:table-cell>
          <table:table-cell table:formula="of:=[.C36]+10"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NILLA</text:p>
          </table:table-cell>
          <table:table-cell office:value-type="string" calcext:value-type="string">
            <text:p>Interior Cleaning</text:p>
          </table:table-cell>
          <table:table-cell table:formula="of:=[.C37]+10" office:value-type="float" office:value="470" calcext:value-type="float">
            <text:p>4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INTCLN</text:p>
          </table:table-cell>
          <table:table-cell office:value-type="string" calcext:value-type="string">
            <text:p>Interior Cleaning</text:p>
          </table:table-cell>
          <table:table-cell table:formula="of:=[.C38]+10" office:value-type="float" office:value="480" calcext:value-type="float">
            <text:p>4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DELINT</text:p>
          </table:table-cell>
          <table:table-cell office:value-type="string" calcext:value-type="string">
            <text:p>Interior Cleaning</text:p>
          </table:table-cell>
          <table:table-cell table:formula="of:=[.C39]+10" office:value-type="float" office:value="490" calcext:value-type="float">
            <text:p>4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LEATHER</text:p>
          </table:table-cell>
          <table:table-cell office:value-type="string" calcext:value-type="string">
            <text:p>Interior Cleaning</text:p>
          </table:table-cell>
          <table:table-cell table:formula="of:=[.C40]+10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5L</text:p>
          </table:table-cell>
          <table:table-cell office:value-type="string" calcext:value-type="string">
            <text:p>Interior Cleaning</text:p>
          </table:table-cell>
          <table:table-cell table:formula="of:=[.C41]+10" office:value-type="float" office:value="510" calcext:value-type="float">
            <text:p>5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URE5L</text:p>
          </table:table-cell>
          <table:table-cell office:value-type="string" calcext:value-type="string">
            <text:p>Interior Cleaning</text:p>
          </table:table-cell>
          <table:table-cell table:formula="of:=[.C42]+10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1L</text:p>
          </table:table-cell>
          <table:table-cell office:value-type="string" calcext:value-type="string">
            <text:p>Interior Cleaning</text:p>
          </table:table-cell>
          <table:table-cell table:formula="of:=[.C43]+10" office:value-type="float" office:value="530" calcext:value-type="float">
            <text:p>5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URE1L</text:p>
          </table:table-cell>
          <table:table-cell office:value-type="string" calcext:value-type="string">
            <text:p>Interior Cleaning</text:p>
          </table:table-cell>
          <table:table-cell table:formula="of:=[.C44]+10" office:value-type="float" office:value="540" calcext:value-type="float">
            <text:p>5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20L</text:p>
          </table:table-cell>
          <table:table-cell office:value-type="string" calcext:value-type="string">
            <text:p>Interior Cleaning</text:p>
          </table:table-cell>
          <table:table-cell table:formula="of:=[.C45]+10" office:value-type="float" office:value="550" calcext:value-type="float">
            <text:p>5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URE20L</text:p>
          </table:table-cell>
          <table:table-cell office:value-type="string" calcext:value-type="string">
            <text:p>Interior Cleaning</text:p>
          </table:table-cell>
          <table:table-cell table:formula="of:=[.C46]+10" office:value-type="float" office:value="560" calcext:value-type="float">
            <text:p>5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CG275</text:p>
          </table:table-cell>
          <table:table-cell office:value-type="string" calcext:value-type="string">
            <text:p>Leather Care</text:p>
          </table:table-cell>
          <table:table-cell table:formula="of:=[.C47]+10" office:value-type="float" office:value="570" calcext:value-type="float">
            <text:p>5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EED275</text:p>
          </table:table-cell>
          <table:table-cell office:value-type="string" calcext:value-type="string">
            <text:p>Leather Care</text:p>
          </table:table-cell>
          <table:table-cell table:formula="of:=[.C48]+10" office:value-type="float" office:value="580" calcext:value-type="float">
            <text:p>5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A-L</text:p>
          </table:table-cell>
          <table:table-cell office:value-type="string" calcext:value-type="string">
            <text:p>Leather Care</text:p>
          </table:table-cell>
          <table:table-cell table:formula="of:=[.C49]+10" office:value-type="float" office:value="590" calcext:value-type="float">
            <text:p>5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NF-H</text:p>
          </table:table-cell>
          <table:table-cell office:value-type="string" calcext:value-type="string">
            <text:p>Leather Care</text:p>
          </table:table-cell>
          <table:table-cell table:formula="of:=[.C50]+10" office:value-type="float" office:value="600" calcext:value-type="float">
            <text:p>6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LEATHER</text:p>
          </table:table-cell>
          <table:table-cell office:value-type="string" calcext:value-type="string">
            <text:p>Leather Care</text:p>
          </table:table-cell>
          <table:table-cell table:formula="of:=[.C51]+10" office:value-type="float" office:value="610" calcext:value-type="float">
            <text:p>6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CG1L</text:p>
          </table:table-cell>
          <table:table-cell office:value-type="string" calcext:value-type="string">
            <text:p>Leather Care</text:p>
          </table:table-cell>
          <table:table-cell table:formula="of:=[.C52]+10" office:value-type="float" office:value="620" calcext:value-type="float">
            <text:p>6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EED1L</text:p>
          </table:table-cell>
          <table:table-cell office:value-type="string" calcext:value-type="string">
            <text:p>Leather Care</text:p>
          </table:table-cell>
          <table:table-cell table:formula="of:=[.C53]+10" office:value-type="float" office:value="630" calcext:value-type="float">
            <text:p>6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M-H-1</text:p>
          </table:table-cell>
          <table:table-cell office:value-type="string" calcext:value-type="string">
            <text:p>NanoFibre</text:p>
          </table:table-cell>
          <table:table-cell table:formula="of:=[.C54]+10" office:value-type="float" office:value="640" calcext:value-type="float">
            <text:p>6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M-H-2</text:p>
          </table:table-cell>
          <table:table-cell office:value-type="string" calcext:value-type="string">
            <text:p>NanoFibre</text:p>
          </table:table-cell>
          <table:table-cell table:formula="of:=[.C55]+10" office:value-type="float" office:value="650" calcext:value-type="float">
            <text:p>6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WDT-M</text:p>
          </table:table-cell>
          <table:table-cell office:value-type="string" calcext:value-type="string">
            <text:p>NanoFibre</text:p>
          </table:table-cell>
          <table:table-cell table:formula="of:=[.C56]+10" office:value-type="float" office:value="660" calcext:value-type="float">
            <text:p>6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WDT-L</text:p>
          </table:table-cell>
          <table:table-cell office:value-type="string" calcext:value-type="string">
            <text:p>NanoFibre</text:p>
          </table:table-cell>
          <table:table-cell table:formula="of:=[.C57]+10" office:value-type="float" office:value="670" calcext:value-type="float">
            <text:p>6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INTNF-H</text:p>
          </table:table-cell>
          <table:table-cell office:value-type="string" calcext:value-type="string">
            <text:p>NanoFibre</text:p>
          </table:table-cell>
          <table:table-cell table:formula="of:=[.C58]+10" office:value-type="float" office:value="680" calcext:value-type="float">
            <text:p>6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MNF-H</text:p>
          </table:table-cell>
          <table:table-cell office:value-type="string" calcext:value-type="string">
            <text:p>NanoFibre</text:p>
          </table:table-cell>
          <table:table-cell table:formula="of:=[.C59]+10" office:value-type="float" office:value="690" calcext:value-type="float">
            <text:p>6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HLNF-H</text:p>
          </table:table-cell>
          <table:table-cell office:value-type="string" calcext:value-type="string">
            <text:p>NanoFibre</text:p>
          </table:table-cell>
          <table:table-cell table:formula="of:=[.C60]+10" office:value-type="float" office:value="700" calcext:value-type="float">
            <text:p>7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NF-H</text:p>
          </table:table-cell>
          <table:table-cell office:value-type="string" calcext:value-type="string">
            <text:p>NanoFibre</text:p>
          </table:table-cell>
          <table:table-cell table:formula="of:=[.C61]+10" office:value-type="float" office:value="710" calcext:value-type="float">
            <text:p>7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A-D</text:p>
          </table:table-cell>
          <table:table-cell office:value-type="string" calcext:value-type="string">
            <text:p>NanoFibre</text:p>
          </table:table-cell>
          <table:table-cell table:formula="of:=[.C62]+10" office:value-type="float" office:value="720" calcext:value-type="float">
            <text:p>7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A-L</text:p>
          </table:table-cell>
          <table:table-cell office:value-type="string" calcext:value-type="string">
            <text:p>NanoFibre</text:p>
          </table:table-cell>
          <table:table-cell table:formula="of:=[.C63]+10" office:value-type="float" office:value="730" calcext:value-type="float">
            <text:p>7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A-W</text:p>
          </table:table-cell>
          <table:table-cell office:value-type="string" calcext:value-type="string">
            <text:p>NanoFibre</text:p>
          </table:table-cell>
          <table:table-cell table:formula="of:=[.C64]+10" office:value-type="float" office:value="740" calcext:value-type="float">
            <text:p>7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S-H</text:p>
          </table:table-cell>
          <table:table-cell office:value-type="string" calcext:value-type="string">
            <text:p>NanoFibre</text:p>
          </table:table-cell>
          <table:table-cell table:formula="of:=[.C65]+10" office:value-type="float" office:value="750" calcext:value-type="float">
            <text:p>7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S1-H</text:p>
          </table:table-cell>
          <table:table-cell office:value-type="string" calcext:value-type="string">
            <text:p>NanoFibre</text:p>
          </table:table-cell>
          <table:table-cell table:formula="of:=[.C66]+10" office:value-type="float" office:value="760" calcext:value-type="float">
            <text:p>7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S2-H</text:p>
          </table:table-cell>
          <table:table-cell office:value-type="string" calcext:value-type="string">
            <text:p>NanoFibre</text:p>
          </table:table-cell>
          <table:table-cell table:formula="of:=[.C67]+10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P500</text:p>
          </table:table-cell>
          <table:table-cell office:value-type="string" calcext:value-type="string">
            <text:p>NanoFibre</text:p>
          </table:table-cell>
          <table:table-cell table:formula="of:=[.C68]+10" office:value-type="float" office:value="780" calcext:value-type="float">
            <text:p>7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P1L</text:p>
          </table:table-cell>
          <table:table-cell office:value-type="string" calcext:value-type="string">
            <text:p>NanoFibre</text:p>
          </table:table-cell>
          <table:table-cell table:formula="of:=[.C69]+10" office:value-type="float" office:value="790" calcext:value-type="float">
            <text:p>7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P5L</text:p>
          </table:table-cell>
          <table:table-cell office:value-type="string" calcext:value-type="string">
            <text:p>NanoFibre</text:p>
          </table:table-cell>
          <table:table-cell table:formula="of:=[.C70]+10" office:value-type="float" office:value="800" calcext:value-type="float">
            <text:p>8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P20L</text:p>
          </table:table-cell>
          <table:table-cell office:value-type="string" calcext:value-type="string">
            <text:p>NanoFibre</text:p>
          </table:table-cell>
          <table:table-cell table:formula="of:=[.C71]+10" office:value-type="float" office:value="810" calcext:value-type="float">
            <text:p>8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S-125</text:p>
          </table:table-cell>
          <table:table-cell office:value-type="string" calcext:value-type="string">
            <text:p>Paint Decontamination</text:p>
          </table:table-cell>
          <table:table-cell table:formula="of:=[.C72]+10" office:value-type="float" office:value="820" calcext:value-type="float">
            <text:p>8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S-150</text:p>
          </table:table-cell>
          <table:table-cell office:value-type="string" calcext:value-type="string">
            <text:p>Paint Decontamination</text:p>
          </table:table-cell>
          <table:table-cell table:formula="of:=[.C73]+10" office:value-type="float" office:value="830" calcext:value-type="float">
            <text:p>8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AY-2-100</text:p>
          </table:table-cell>
          <table:table-cell office:value-type="string" calcext:value-type="string">
            <text:p>Paint Decontamination</text:p>
          </table:table-cell>
          <table:table-cell table:formula="of:=[.C74]+10" office:value-type="float" office:value="840" calcext:value-type="float">
            <text:p>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BE500</text:p>
          </table:table-cell>
          <table:table-cell office:value-type="string" calcext:value-type="string">
            <text:p>Paint Decontamination</text:p>
          </table:table-cell>
          <table:table-cell table:formula="of:=[.C75]+10" office:value-type="float" office:value="850" calcext:value-type="float">
            <text:p>8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TCLN500</text:p>
          </table:table-cell>
          <table:table-cell office:value-type="string" calcext:value-type="string">
            <text:p>Paint Decontamination</text:p>
          </table:table-cell>
          <table:table-cell table:formula="of:=[.C76]+10" office:value-type="float" office:value="860" calcext:value-type="float">
            <text:p>8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NSTRG500</text:p>
          </table:table-cell>
          <table:table-cell office:value-type="string" calcext:value-type="string">
            <text:p>Paint Decontamination</text:p>
          </table:table-cell>
          <table:table-cell table:formula="of:=[.C77]+10" office:value-type="float" office:value="870" calcext:value-type="float">
            <text:p>8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BE1L</text:p>
          </table:table-cell>
          <table:table-cell office:value-type="string" calcext:value-type="string">
            <text:p>Paint Decontamination</text:p>
          </table:table-cell>
          <table:table-cell table:formula="of:=[.C78]+10" office:value-type="float" office:value="880" calcext:value-type="float">
            <text:p>8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TCLN1L</text:p>
          </table:table-cell>
          <table:table-cell office:value-type="string" calcext:value-type="string">
            <text:p>Paint Decontamination</text:p>
          </table:table-cell>
          <table:table-cell table:formula="of:=[.C79]+10" office:value-type="float" office:value="890" calcext:value-type="float">
            <text:p>8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BE5L</text:p>
          </table:table-cell>
          <table:table-cell office:value-type="string" calcext:value-type="string">
            <text:p>Paint Decontamination</text:p>
          </table:table-cell>
          <table:table-cell table:formula="of:=[.C80]+10" office:value-type="float" office:value="900" calcext:value-type="float">
            <text:p>9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TCLN5L</text:p>
          </table:table-cell>
          <table:table-cell office:value-type="string" calcext:value-type="string">
            <text:p>Paint Decontamination</text:p>
          </table:table-cell>
          <table:table-cell table:formula="of:=[.C81]+10" office:value-type="float" office:value="910" calcext:value-type="float">
            <text:p>9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BE20L</text:p>
          </table:table-cell>
          <table:table-cell office:value-type="string" calcext:value-type="string">
            <text:p>Paint Decontamination</text:p>
          </table:table-cell>
          <table:table-cell table:formula="of:=[.C82]+10" office:value-type="float" office:value="920" calcext:value-type="float">
            <text:p>9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TCLN20L</text:p>
          </table:table-cell>
          <table:table-cell office:value-type="string" calcext:value-type="string">
            <text:p>Paint Decontamination</text:p>
          </table:table-cell>
          <table:table-cell table:formula="of:=[.C83]+10" office:value-type="float" office:value="930" calcext:value-type="float">
            <text:p>9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NSTRG20L</text:p>
          </table:table-cell>
          <table:table-cell office:value-type="string" calcext:value-type="string">
            <text:p>Paint Decontamination</text:p>
          </table:table-cell>
          <table:table-cell table:formula="of:=[.C84]+10" office:value-type="float" office:value="940" calcext:value-type="float">
            <text:p>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-H-275</text:p>
          </table:table-cell>
          <table:table-cell office:value-type="string" calcext:value-type="string">
            <text:p>Paint Polishes</text:p>
          </table:table-cell>
          <table:table-cell table:formula="of:=[.C85]+10" office:value-type="float" office:value="950" calcext:value-type="float">
            <text:p>9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-M-275</text:p>
          </table:table-cell>
          <table:table-cell office:value-type="string" calcext:value-type="string">
            <text:p>Paint Polishes</text:p>
          </table:table-cell>
          <table:table-cell table:formula="of:=[.C86]+10" office:value-type="float" office:value="960" calcext:value-type="float">
            <text:p>9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-UF-275</text:p>
          </table:table-cell>
          <table:table-cell office:value-type="string" calcext:value-type="string">
            <text:p>Paint Polishes</text:p>
          </table:table-cell>
          <table:table-cell table:formula="of:=[.C87]+10" office:value-type="float" office:value="970" calcext:value-type="float">
            <text:p>9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-H-355</text:p>
          </table:table-cell>
          <table:table-cell office:value-type="string" calcext:value-type="string">
            <text:p>Paint Polishes</text:p>
          </table:table-cell>
          <table:table-cell table:formula="of:=[.C88]+10" office:value-type="float" office:value="980" calcext:value-type="float">
            <text:p>9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-M-355</text:p>
          </table:table-cell>
          <table:table-cell office:value-type="string" calcext:value-type="string">
            <text:p>Paint Polishes</text:p>
          </table:table-cell>
          <table:table-cell table:formula="of:=[.C89]+10" office:value-type="float" office:value="990" calcext:value-type="float">
            <text:p>9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-UF-355</text:p>
          </table:table-cell>
          <table:table-cell office:value-type="string" calcext:value-type="string">
            <text:p>Paint Polishes</text:p>
          </table:table-cell>
          <table:table-cell table:formula="of:=[.C90]+10" office:value-type="float" office:value="1000" calcext:value-type="float">
            <text:p>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-H-1L</text:p>
          </table:table-cell>
          <table:table-cell office:value-type="string" calcext:value-type="string">
            <text:p>Paint Polishes</text:p>
          </table:table-cell>
          <table:table-cell table:formula="of:=[.C91]+10" office:value-type="float" office:value="1010" calcext:value-type="float">
            <text:p>10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-M-1L</text:p>
          </table:table-cell>
          <table:table-cell office:value-type="string" calcext:value-type="string">
            <text:p>Paint Polishes</text:p>
          </table:table-cell>
          <table:table-cell table:formula="of:=[.C92]+10" office:value-type="float" office:value="1020" calcext:value-type="float">
            <text:p>10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-UF-1L</text:p>
          </table:table-cell>
          <table:table-cell office:value-type="string" calcext:value-type="string">
            <text:p>Paint Polishes</text:p>
          </table:table-cell>
          <table:table-cell table:formula="of:=[.C93]+10" office:value-type="float" office:value="1030" calcext:value-type="float">
            <text:p>10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-H-5L</text:p>
          </table:table-cell>
          <table:table-cell office:value-type="string" calcext:value-type="string">
            <text:p>Paint Polishes</text:p>
          </table:table-cell>
          <table:table-cell table:formula="of:=[.C94]+10" office:value-type="float" office:value="1040" calcext:value-type="float">
            <text:p>10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-M-5L</text:p>
          </table:table-cell>
          <table:table-cell office:value-type="string" calcext:value-type="string">
            <text:p>Paint Polishes</text:p>
          </table:table-cell>
          <table:table-cell table:formula="of:=[.C95]+10" office:value-type="float" office:value="1050" calcext:value-type="float">
            <text:p>10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-UF-5L</text:p>
          </table:table-cell>
          <table:table-cell office:value-type="string" calcext:value-type="string">
            <text:p>Paint Polishes</text:p>
          </table:table-cell>
          <table:table-cell table:formula="of:=[.C96]+10" office:value-type="float" office:value="1060" calcext:value-type="float">
            <text:p>10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P-A-50</text:p>
          </table:table-cell>
          <table:table-cell office:value-type="string" calcext:value-type="string">
            <text:p>Paint Polishing Accessories</text:p>
          </table:table-cell>
          <table:table-cell table:formula="of:=[.C97]+10" office:value-type="float" office:value="1070" calcext:value-type="float">
            <text:p>10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P-A-75</text:p>
          </table:table-cell>
          <table:table-cell office:value-type="string" calcext:value-type="string">
            <text:p>Paint Polishing Accessories</text:p>
          </table:table-cell>
          <table:table-cell table:formula="of:=[.C98]+10" office:value-type="float" office:value="1080" calcext:value-type="float">
            <text:p>10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P-A-125</text:p>
          </table:table-cell>
          <table:table-cell office:value-type="string" calcext:value-type="string">
            <text:p>Paint Polishing Accessories</text:p>
          </table:table-cell>
          <table:table-cell table:formula="of:=[.C99]+10" office:value-type="float" office:value="1090" calcext:value-type="float">
            <text:p>10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P-A-175</text:p>
          </table:table-cell>
          <table:table-cell office:value-type="string" calcext:value-type="string">
            <text:p>Paint Polishing Accessories</text:p>
          </table:table-cell>
          <table:table-cell table:formula="of:=[.C100]+10" office:value-type="float" office:value="1100" calcext:value-type="float">
            <text:p>1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P-R-125</text:p>
          </table:table-cell>
          <table:table-cell office:value-type="string" calcext:value-type="string">
            <text:p>Paint Polishing Accessories</text:p>
          </table:table-cell>
          <table:table-cell table:formula="of:=[.C101]+10" office:value-type="float" office:value="1110" calcext:value-type="float">
            <text:p>11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P-R-P-125</text:p>
          </table:table-cell>
          <table:table-cell office:value-type="string" calcext:value-type="string">
            <text:p>Paint Polishing Accessories</text:p>
          </table:table-cell>
          <table:table-cell table:formula="of:=[.C102]+10" office:value-type="float" office:value="1120" calcext:value-type="float">
            <text:p>11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DCON-4B</text:p>
          </table:table-cell>
          <table:table-cell office:value-type="string" calcext:value-type="string">
            <text:p>Paint Polishing Accessories</text:p>
          </table:table-cell>
          <table:table-cell table:formula="of:=[.C103]+10" office:value-type="float" office:value="1130" calcext:value-type="float">
            <text:p>11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DCON-4W</text:p>
          </table:table-cell>
          <table:table-cell office:value-type="string" calcext:value-type="string">
            <text:p>Paint Polishing Accessories</text:p>
          </table:table-cell>
          <table:table-cell table:formula="of:=[.C104]+10" office:value-type="float" office:value="1140" calcext:value-type="float">
            <text:p>11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V-75-8</text:p>
          </table:table-cell>
          <table:table-cell office:value-type="string" calcext:value-type="string">
            <text:p>Paint Polishing Accessories</text:p>
          </table:table-cell>
          <table:table-cell table:formula="of:=[.C105]+10" office:value-type="float" office:value="1150" calcext:value-type="float">
            <text:p>11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X-14-70</text:p>
          </table:table-cell>
          <table:table-cell office:value-type="string" calcext:value-type="string">
            <text:p>Paint Polishing Accessories</text:p>
          </table:table-cell>
          <table:table-cell table:formula="of:=[.C106]+10" office:value-type="float" office:value="1160" calcext:value-type="float">
            <text:p>11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V-14-8</text:p>
          </table:table-cell>
          <table:table-cell office:value-type="string" calcext:value-type="string">
            <text:p>Paint Polishing Accessories</text:p>
          </table:table-cell>
          <table:table-cell table:formula="of:=[.C107]+10" office:value-type="float" office:value="1170" calcext:value-type="float">
            <text:p>11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HITESHD-90</text:p>
          </table:table-cell>
          <table:table-cell office:value-type="string" calcext:value-type="string">
            <text:p>Paint Polishing Pads</text:p>
          </table:table-cell>
          <table:table-cell table:formula="of:=[.C108]+10" office:value-type="float" office:value="1180" calcext:value-type="float">
            <text:p>1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HITESHD-150</text:p>
          </table:table-cell>
          <table:table-cell office:value-type="string" calcext:value-type="string">
            <text:p>Paint Polishing Pads</text:p>
          </table:table-cell>
          <table:table-cell table:formula="of:=[.C109]+10" office:value-type="float" office:value="1190" calcext:value-type="float">
            <text:p>11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ANGEHD-90</text:p>
          </table:table-cell>
          <table:table-cell office:value-type="string" calcext:value-type="string">
            <text:p>Paint Polishing Pads</text:p>
          </table:table-cell>
          <table:table-cell table:formula="of:=[.C110]+10" office:value-type="float" office:value="1200" calcext:value-type="float">
            <text:p>1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ANGEHD-135</text:p>
          </table:table-cell>
          <table:table-cell office:value-type="string" calcext:value-type="string">
            <text:p>Paint Polishing Pads</text:p>
          </table:table-cell>
          <table:table-cell table:formula="of:=[.C111]+10" office:value-type="float" office:value="1210" calcext:value-type="float">
            <text:p>12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ANGEHD-150</text:p>
          </table:table-cell>
          <table:table-cell office:value-type="string" calcext:value-type="string">
            <text:p>Paint Polishing Pads</text:p>
          </table:table-cell>
          <table:table-cell table:formula="of:=[.C112]+10" office:value-type="float" office:value="1220" calcext:value-type="float">
            <text:p>12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ANGEHD-200</text:p>
          </table:table-cell>
          <table:table-cell office:value-type="string" calcext:value-type="string">
            <text:p>Paint Polishing Pads</text:p>
          </table:table-cell>
          <table:table-cell table:formula="of:=[.C113]+10" office:value-type="float" office:value="1230" calcext:value-type="float">
            <text:p>12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ACKLD-90</text:p>
          </table:table-cell>
          <table:table-cell office:value-type="string" calcext:value-type="string">
            <text:p>Paint Polishing Pads</text:p>
          </table:table-cell>
          <table:table-cell table:formula="of:=[.C114]+10" office:value-type="float" office:value="1240" calcext:value-type="float">
            <text:p>12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ACKLD-150</text:p>
          </table:table-cell>
          <table:table-cell office:value-type="string" calcext:value-type="string">
            <text:p>Paint Polishing Pads</text:p>
          </table:table-cell>
          <table:table-cell table:formula="of:=[.C115]+10" office:value-type="float" office:value="1250" calcext:value-type="float">
            <text:p>12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ACKLD-190</text:p>
          </table:table-cell>
          <table:table-cell office:value-type="string" calcext:value-type="string">
            <text:p>Paint Polishing Pads</text:p>
          </table:table-cell>
          <table:table-cell table:formula="of:=[.C116]+10" office:value-type="float" office:value="1260" calcext:value-type="float">
            <text:p>1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WL-SLD-135</text:p>
          </table:table-cell>
          <table:table-cell office:value-type="string" calcext:value-type="string">
            <text:p>Paint Polishing Pads</text:p>
          </table:table-cell>
          <table:table-cell table:formula="of:=[.C117]+10" office:value-type="float" office:value="1270" calcext:value-type="float">
            <text:p>12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WL-SLD-150</text:p>
          </table:table-cell>
          <table:table-cell office:value-type="string" calcext:value-type="string">
            <text:p>Paint Polishing Pads</text:p>
          </table:table-cell>
          <table:table-cell table:formula="of:=[.C118]+10" office:value-type="float" office:value="1280" calcext:value-type="float">
            <text:p>1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PR-9</text:p>
          </table:table-cell>
          <table:table-cell office:value-type="string" calcext:value-type="string">
            <text:p>Paint Polishing Pads</text:p>
          </table:table-cell>
          <table:table-cell table:formula="of:=[.C119]+10" office:value-type="float" office:value="1290" calcext:value-type="float">
            <text:p>12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OPR-9</text:p>
          </table:table-cell>
          <table:table-cell office:value-type="string" calcext:value-type="string">
            <text:p>Paint Polishing Pads</text:p>
          </table:table-cell>
          <table:table-cell table:formula="of:=[.C120]+10" office:value-type="float" office:value="1300" calcext:value-type="float">
            <text:p>13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FP-90</text:p>
          </table:table-cell>
          <table:table-cell office:value-type="string" calcext:value-type="string">
            <text:p>Paint Polishing Pads</text:p>
          </table:table-cell>
          <table:table-cell table:formula="of:=[.C121]+10" office:value-type="float" office:value="1310" calcext:value-type="float">
            <text:p>13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FP-135</text:p>
          </table:table-cell>
          <table:table-cell office:value-type="string" calcext:value-type="string">
            <text:p>Paint Polishing Pads</text:p>
          </table:table-cell>
          <table:table-cell table:formula="of:=[.C122]+10" office:value-type="float" office:value="1320" calcext:value-type="float">
            <text:p>13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FP-150</text:p>
          </table:table-cell>
          <table:table-cell office:value-type="string" calcext:value-type="string">
            <text:p>Paint Polishing Pads</text:p>
          </table:table-cell>
          <table:table-cell table:formula="of:=[.C123]+10" office:value-type="float" office:value="1330" calcext:value-type="float">
            <text:p>13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P-75</text:p>
          </table:table-cell>
          <table:table-cell office:value-type="string" calcext:value-type="string">
            <text:p>Paint Polishing Pads</text:p>
          </table:table-cell>
          <table:table-cell table:formula="of:=[.C124]+10" office:value-type="float" office:value="1340" calcext:value-type="float">
            <text:p>13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P-50</text:p>
          </table:table-cell>
          <table:table-cell office:value-type="string" calcext:value-type="string">
            <text:p>Paint Polishing Pads</text:p>
          </table:table-cell>
          <table:table-cell table:formula="of:=[.C125]+10" office:value-type="float" office:value="1350" calcext:value-type="float">
            <text:p>13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P-90</text:p>
          </table:table-cell>
          <table:table-cell office:value-type="string" calcext:value-type="string">
            <text:p>Paint Polishing Pads</text:p>
          </table:table-cell>
          <table:table-cell table:formula="of:=[.C126]+10" office:value-type="float" office:value="1360" calcext:value-type="float">
            <text:p>13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P-135</text:p>
          </table:table-cell>
          <table:table-cell office:value-type="string" calcext:value-type="string">
            <text:p>Paint Polishing Pads</text:p>
          </table:table-cell>
          <table:table-cell table:formula="of:=[.C127]+10" office:value-type="float" office:value="1370" calcext:value-type="float">
            <text:p>1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B-SML</text:p>
          </table:table-cell>
          <table:table-cell office:value-type="string" calcext:value-type="string">
            <text:p>Paint Polishing Pads</text:p>
          </table:table-cell>
          <table:table-cell table:formula="of:=[.C128]+10" office:value-type="float" office:value="1380" calcext:value-type="float">
            <text:p>13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B-LRG</text:p>
          </table:table-cell>
          <table:table-cell office:value-type="string" calcext:value-type="string">
            <text:p>Paint Polishing Pads</text:p>
          </table:table-cell>
          <table:table-cell table:formula="of:=[.C129]+10" office:value-type="float" office:value="1390" calcext:value-type="float">
            <text:p>13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MJSW125</text:p>
          </table:table-cell>
          <table:table-cell office:value-type="string" calcext:value-type="string">
            <text:p>Paint Protection</text:p>
          </table:table-cell>
          <table:table-cell table:formula="of:=[.C130]+10" office:value-type="float" office:value="1400" calcext:value-type="float">
            <text:p>1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MJSW275</text:p>
          </table:table-cell>
          <table:table-cell office:value-type="string" calcext:value-type="string">
            <text:p>Paint Protection</text:p>
          </table:table-cell>
          <table:table-cell table:formula="of:=[.C131]+10" office:value-type="float" office:value="1410" calcext:value-type="float">
            <text:p>14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B125</text:p>
          </table:table-cell>
          <table:table-cell office:value-type="string" calcext:value-type="string">
            <text:p>Paint Protection</text:p>
          </table:table-cell>
          <table:table-cell table:formula="of:=[.C132]+10" office:value-type="float" office:value="1420" calcext:value-type="float">
            <text:p>14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B500</text:p>
          </table:table-cell>
          <table:table-cell office:value-type="string" calcext:value-type="string">
            <text:p>Paint Protection</text:p>
          </table:table-cell>
          <table:table-cell table:formula="of:=[.C133]+10" office:value-type="float" office:value="1430" calcext:value-type="float">
            <text:p>14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MJPP30</text:p>
          </table:table-cell>
          <table:table-cell office:value-type="string" calcext:value-type="string">
            <text:p>Paint Protection</text:p>
          </table:table-cell>
          <table:table-cell table:formula="of:=[.C134]+10" office:value-type="float" office:value="1440" calcext:value-type="float">
            <text:p>14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M250</text:p>
          </table:table-cell>
          <table:table-cell office:value-type="string" calcext:value-type="string">
            <text:p>Paint Protection</text:p>
          </table:table-cell>
          <table:table-cell table:formula="of:=[.C135]+10" office:value-type="float" office:value="1450" calcext:value-type="float">
            <text:p>14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250</text:p>
          </table:table-cell>
          <table:table-cell office:value-type="string" calcext:value-type="string">
            <text:p>Paint Protection</text:p>
          </table:table-cell>
          <table:table-cell table:formula="of:=[.C136]+10" office:value-type="float" office:value="1460" calcext:value-type="float">
            <text:p>14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MJSW500</text:p>
          </table:table-cell>
          <table:table-cell office:value-type="string" calcext:value-type="string">
            <text:p>Paint Protection</text:p>
          </table:table-cell>
          <table:table-cell table:formula="of:=[.C137]+10" office:value-type="float" office:value="1470" calcext:value-type="float">
            <text:p>14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B1L</text:p>
          </table:table-cell>
          <table:table-cell office:value-type="string" calcext:value-type="string">
            <text:p>Paint Protection</text:p>
          </table:table-cell>
          <table:table-cell table:formula="of:=[.C138]+10" office:value-type="float" office:value="1480" calcext:value-type="float">
            <text:p>14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B5L</text:p>
          </table:table-cell>
          <table:table-cell office:value-type="string" calcext:value-type="string">
            <text:p>Paint Protection</text:p>
          </table:table-cell>
          <table:table-cell table:formula="of:=[.C139]+10" office:value-type="float" office:value="1490" calcext:value-type="float">
            <text:p>14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B20L</text:p>
          </table:table-cell>
          <table:table-cell office:value-type="string" calcext:value-type="string">
            <text:p>Paint Protection</text:p>
          </table:table-cell>
          <table:table-cell table:formula="of:=[.C140]+10" office:value-type="float" office:value="1500" calcext:value-type="float">
            <text:p>1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MJSW5L</text:p>
          </table:table-cell>
          <table:table-cell office:value-type="string" calcext:value-type="string">
            <text:p>Paint Protection</text:p>
          </table:table-cell>
          <table:table-cell table:formula="of:=[.C141]+10" office:value-type="float" office:value="1510" calcext:value-type="float">
            <text:p>15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MJSW20L</text:p>
          </table:table-cell>
          <table:table-cell office:value-type="string" calcext:value-type="string">
            <text:p>Paint Protection</text:p>
          </table:table-cell>
          <table:table-cell table:formula="of:=[.C142]+10" office:value-type="float" office:value="1520" calcext:value-type="float">
            <text:p>1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WC500</text:p>
          </table:table-cell>
          <table:table-cell office:value-type="string" calcext:value-type="string">
            <text:p>Wheel Care</text:p>
          </table:table-cell>
          <table:table-cell table:formula="of:=[.C143]+10" office:value-type="float" office:value="1530" calcext:value-type="float">
            <text:p>15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HLNF-H</text:p>
          </table:table-cell>
          <table:table-cell office:value-type="string" calcext:value-type="string">
            <text:p>Wheel Care</text:p>
          </table:table-cell>
          <table:table-cell table:formula="of:=[.C144]+10" office:value-type="float" office:value="1540" calcext:value-type="float">
            <text:p>15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HL-BRUSH</text:p>
          </table:table-cell>
          <table:table-cell office:value-type="string" calcext:value-type="string">
            <text:p>Wheel Care</text:p>
          </table:table-cell>
          <table:table-cell table:formula="of:=[.C145]+10" office:value-type="float" office:value="1550" calcext:value-type="float">
            <text:p>15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WC1L</text:p>
          </table:table-cell>
          <table:table-cell office:value-type="string" calcext:value-type="string">
            <text:p>Wheel Care</text:p>
          </table:table-cell>
          <table:table-cell table:formula="of:=[.C146]+10" office:value-type="float" office:value="1560" calcext:value-type="float">
            <text:p>15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WC5L</text:p>
          </table:table-cell>
          <table:table-cell office:value-type="string" calcext:value-type="string">
            <text:p>Wheel Care</text:p>
          </table:table-cell>
          <table:table-cell table:formula="of:=[.C147]+10" office:value-type="float" office:value="1570" calcext:value-type="float">
            <text:p>15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WC20L</text:p>
          </table:table-cell>
          <table:table-cell office:value-type="string" calcext:value-type="string">
            <text:p>Wheel Care</text:p>
          </table:table-cell>
          <table:table-cell table:formula="of:=[.C148]+10" office:value-type="float" office:value="1580" calcext:value-type="float">
            <text:p>158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/>
          <table:table-cell table:number-columns-repeated="1012"/>
        </table:table-row>
        <table:table-row table:style-name="ro1" table:number-rows-repeated="1048425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AMA1048551" table:contains-header="false">
          <table:sort>
            <table:sort-by table:field-number="2" table:data-type="automatic"/>
            <table:sort-by table:field-number="9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 style:data-style-name="N2" text:time-value="21:13:07.441860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10-22T21:13:26.082740389</dc:date>
    <meta:editing-duration>PT36M35S</meta:editing-duration>
    <meta:editing-cycles>16</meta:editing-cycles>
    <meta:document-statistic meta:table-count="1" meta:cell-count="447" meta:object-count="0"/>
  </office:meta>
</office:document-meta>
</file>